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romptTabelle" style:family="table">
      <style:table-properties style:width="17cm" table:align="margins" style:shadow="none" style:may-break-between-rows="true" table:border-model="collapsing"/>
    </style:style>
    <style:style style:name="PromptTabelle.A" style:family="table-column">
      <style:table-column-properties style:column-width="8.5cm" style:rel-column-width="32767*"/>
    </style:style>
    <style:style style:name="PromptTabelle.A1" style:family="table-cell">
      <style:table-cell-properties fo:background-color="#b2b2b2" fo:padding="0cm" fo:border="0.75pt solid #666666" style:writing-mode="page">
        <style:background-image/>
      </style:table-cell-properties>
    </style:style>
    <style:style style:name="PromptTabelle.2" style:family="table-row">
      <style:table-row-properties fo:keep-together="auto"/>
    </style:style>
    <style:style style:name="PromptTabell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Tabelle.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Tabelle.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Tabelle.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Tabelle.A4" style:family="table-cell">
      <style:table-cell-properties fo:background-color="#eeeeee" fo:padding="0cm" fo:border="0.75pt solid #666666" style:writing-mode="page">
        <style:background-image/>
      </style:table-cell-properties>
    </style:style>
    <style:style style:name="PromptTabelle.B4" style:family="table-cell" style:data-style-name="N20000">
      <style:table-cell-properties fo:background-color="#eeeeee" fo:padding="0cm" fo:border="0.75pt solid #666666" style:writing-mode="page">
        <style:background-image/>
      </style:table-cell-properties>
    </style:style>
    <style:style style:name="P1" style:family="paragraph" style:parent-style-name="Heading_20_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Heading_20_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2fe1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6342" officeooo:paragraph-rsid="0011634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list-style-name="L3">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list-style-name="L5">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list-style-name="L7">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list-style-name="L8">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list-style-name="L9">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list-style-name="L10">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list-style-name="L11">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list-style-name="L12">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list-style-name="L13">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list-style-name="L14">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list-style-name="L15">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list-style-name="L16">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list-style-name="L18">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list-style-name="L19">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list-style-name="L20">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list-style-name="L21">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list-style-name="L22">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list-style-name="L23">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list-style-name="L24">
      <style:paragraph-properties fo:margin-left="2.963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list-style-name="L25">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list-style-name="L26">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list-style-name="L27">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list-style-name="L28">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list-style-name="L29">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list-style-name="L30">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list-style-name="L31">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list-style-name="L2">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list-style-name="L4">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list-style-name="L6">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list-style-name="L7">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list-style-name="L16">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list-style-name="L17">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list-style-name="L1">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background-color="transparent" loext:char-shading-value="0"/>
    </style:style>
    <style:style style:name="T2" style:family="text">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8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text-overline-style="none" style:text-ov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PromptTabelle" table:style-name="PromptTabelle" table:template-name="Simple Grid Rows">
        <table:table-column table:style-name="PromptTabelle.A" table:number-columns-repeated="2"/>
        <table:table-row>
          <table:table-cell table:style-name="PromptTabelle.A1" office:value-type="string">
            <text:p text:style-name="P5">Prompt</text:p>
          </table:table-cell>
          <table:table-cell table:style-name="PromptTabelle.A1" office:value-type="string">
            <text:p text:style-name="P5">Answer</text:p>
          </table:table-cell>
        </table:table-row>
        <table:table-row table:style-name="PromptTabelle.2">
          <table:table-cell table:style-name="PromptTabelle.A2" office:value-type="string">
            <text:h text:style-name="P1" text:outline-level="2">You are an Solution Architect and Senior Software Developer with great expierence in the area of Video Generation andn Face Recognition. In that role it is your task to analyse the requirement document above . Your first tasks are 1. Select the 3rd Party Liberies to use so that it meets the requirements 2. Define a list of work packages for implementation 3. Setup the Project. Please specify what Project Type(s) should be created for the solution. Give also List of the Files/Classes and Interfaces which you created. Be on point in your description but there should be no pseudo code or placeholders.</text:h>
            <text:p text:style-name="P4"/>
          </table:table-cell>
          <table:table-cell table:style-name="PromptTabelle.B2" office:value-type="string">
            <text:p text:style-name="P3"><text:bookmark text:name="docs-internal-guid-231a5b10-7fff-cb6d-0fac-8595ffb3eede"/></text:p>
            <text:p text:style-name="P39"><text:span text:style-name="T2">An</text:span><text:span text:style-name="T3">alysis of Requirement Document</text:span></text:p>
            <text:p text:style-name="P39">This document outlines the vision for a command-line tool that creates time-lapse movies with facial morphing transitions. Here's a breakdown for your initial tasks:</text:p>
            <text:p text:style-name="P39">1. Selecting 3rd Party Libraries</text:p>
            <text:list text:style-name="L1">
              <text:list-item>
                <text:p text:style-name="P40">Image Processing:</text:p>
              </text:list-item>
            </text:list>
            <text:list text:style-name="L2">
              <text:list-item>
                <text:p text:style-name="P33"><text:span text:style-name="T3">Emgu CV (</text:span><text:a xlink:type="simple" xlink:href="https://www.nuget.org/packages/Emgu.CV" text:style-name="Internet_20_link" text:visited-style-name="Visited_20_Internet_20_Link"><text:span text:style-name="T4">https://www.nuget.org/packages/Emgu.CV</text:span></text:a><text:span text:style-name="T3">): A .NET wrapper for OpenCV, offering functionalities for image resizing, alig</text:span><text:span text:style-name="T2">nment, and format conversion.</text:span></text:p>
              </text:list-item>
            </text:list>
            <text:list text:style-name="L3">
              <text:list-item>
                <text:p text:style-name="P7">Face Detection and Landmarking:</text:p>
              </text:list-item>
            </text:list>
            <text:list text:style-name="L4">
              <text:list-item>
                <text:p text:style-name="P34"><text:span text:style-name="T1">dlib (</text:span><text:a xlink:type="simple" xlink:href="https://github.com/davisking/dlib" text:style-name="Internet_20_link" text:visited-style-name="Visited_20_Internet_20_Link"><text:span text:style-name="T1">https://github.com/davisking/dlib</text:span></text:a><text:span text:style-name="T1">): A C++ library with Python bindings for face detection and landmarking. Can be integrated with C# using tools like SharpCV (</text:span><text:a xlink:type="simple" xlink:href="https://github.com/topics/opencvsharp" text:style-name="Internet_20_link" text:visited-style-name="Visited_20_Internet_20_Link"><text:span text:style-name="T1">https://github.com/topics/opencvsharp</text:span></text:a><text:span text:style-name="T1">)</text:span></text:p>
              </text:list-item>
            </text:list>
            <text:list text:style-name="L5">
              <text:list-item>
                <text:p text:style-name="P8">Video Generation:</text:p>
              </text:list-item>
            </text:list>
            <text:list text:style-name="L6">
              <text:list-item>
                <text:p text:style-name="P35"><text:span text:style-name="T1">FFmpeg (</text:span><text:a xlink:type="simple" xlink:href="https://ffmpeg.org/" text:style-name="Internet_20_link" text:visited-style-name="Visited_20_Internet_20_Link"><text:span text:style-name="T1">https://ffmpeg.org/</text:span></text:a><text:span text:style-name="T1">): A powerful command-line tool for video encoding and decoding. Can be integrated with C# using libraries like NReco.VideoProcessor (</text:span><text:a xlink:type="simple" xlink:href="https://www.nrecosite.com/doc/NReco.VideoConverter/" text:style-name="Internet_20_link" text:visited-style-name="Visited_20_Internet_20_Link"><text:span text:style-name="T1">https://www.nrecosite.com/doc/NReco.VideoConverter/</text:span></text:a><text:span text:style-name="T1">)</text:span></text:p>
              </text:list-item>
            </text:list>
            <text:p text:style-name="P6">2. Work Packages for Implementation</text:p>
            <text:list text:style-name="L7">
              <text:list-item>
                <text:p text:style-name="P36"><text:span text:style-name="T1">Command Line Parsing: Develop functionalities to parse user-provided arguments like source directory, target directories, reference image, and video parameters (FPS, output name).</text:span></text:p>
              </text:list-item>
              <text:list-item>
                <text:p text:style-name="P9">Image Preprocessing:</text:p>
              </text:list-item>
            </text:list>
            <text:list text:style-name="L8">
              <text:list-item>
                <text:p text:style-name="P10"><text:soft-page-break/>Implement functions to:</text:p>
              </text:list-item>
            </text:list>
            <text:list text:style-name="L9">
              <text:list-item>
                <text:p text:style-name="P11">Load images from the source directory using Emgu CV.</text:p>
              </text:list-item>
              <text:list-item>
                <text:p text:style-name="P11">Resize images to a specified size while maintaining aspect ratio.</text:p>
              </text:list-item>
              <text:list-item>
                <text:p text:style-name="P11">Save resized images to a designated directory.</text:p>
              </text:list-item>
            </text:list>
            <text:list text:style-name="L10">
              <text:list-item>
                <text:p text:style-name="P12">Image Alignment:</text:p>
              </text:list-item>
            </text:list>
            <text:list text:style-name="L11">
              <text:list-item>
                <text:p text:style-name="P13">Integrate dlib for face detection and landmarking.</text:p>
              </text:list-item>
              <text:list-item>
                <text:p text:style-name="P13">Develop logic to align subsequent images with a reference image using landmark features. Emgu CV can be used for image manipulation.</text:p>
              </text:list-item>
              <text:list-item>
                <text:p text:style-name="P13">Implement functionality for optional overlay of aligned image on the previous one.</text:p>
              </text:list-item>
              <text:list-item>
                <text:p text:style-name="P13">Save aligned images to a separate directory.</text:p>
              </text:list-item>
            </text:list>
            <text:list text:style-name="L12">
              <text:list-item>
                <text:p text:style-name="P14">Face Morphing:</text:p>
              </text:list-item>
            </text:list>
            <text:list text:style-name="L13">
              <text:list-item>
                <text:p text:style-name="P15">Implement logic to create a morph sequence between two aligned images based on landmark positions. This might involve linear interpolation or more advanced techniques.</text:p>
              </text:list-item>
              <text:list-item>
                <text:p text:style-name="P15">Use Emgu CV for image blending during the morph transition.</text:p>
              </text:list-item>
            </text:list>
            <text:list text:style-name="L14">
              <text:list-item>
                <text:p text:style-name="P16">Video Generation:</text:p>
              </text:list-item>
            </text:list>
            <text:list text:style-name="L15">
              <text:list-item>
                <text:p text:style-name="P17">Develop functionalities to generate a video file using FFmpeg through a wrapper library like NReco.VideoProcessor.</text:p>
              </text:list-item>
              <text:list-item>
                <text:p text:style-name="P17">Incorporate user-specified FPS and output filename.</text:p>
              </text:list-item>
              <text:list-item>
                <text:p text:style-name="P17">Combine the morphed image <text:soft-page-break/>sequences into the final video.</text:p>
              </text:list-item>
            </text:list>
            <text:p text:style-name="P6">3. Project Setup</text:p>
            <text:list text:style-name="L16">
              <text:list-item>
                <text:p text:style-name="P37"><text:span text:style-name="T1">Project Type: Create a single Console Application project in Visual Studio 2022 Community Edition.</text:span></text:p>
              </text:list-item>
              <text:list-item>
                <text:p text:style-name="P18">Files and Classes:</text:p>
              </text:list-item>
            </text:list>
            <text:list text:style-name="L17">
              <text:list-item>
                <text:p text:style-name="P38"><text:span text:style-name="T1">Program.cs: Main entry point for the application logic. Handles command-line argument parsing and program flow.</text:span></text:p>
              </text:list-item>
              <text:list-item>
                <text:p text:style-name="P38"><text:span text:style-name="T1">ImageProcessing.cs: Contains functions for image loading, resizing, saving, and potentially basic alignment functionalities.</text:span></text:p>
              </text:list-item>
              <text:list-item>
                <text:p text:style-name="P38"><text:span text:style-name="T1">FaceAlignment.cs: Integrates dlib for face detection and landmarking. Implements logic for aligning images based on landmarks.</text:span></text:p>
              </text:list-item>
              <text:list-item>
                <text:p text:style-name="P38"><text:span text:style-name="T1">FaceMorphing.cs: Implements logic to create morph sequences between aligned images.</text:span></text:p>
              </text:list-item>
              <text:list-item>
                <text:p text:style-name="P38"><text:span text:style-name="T1">VideoGeneration.cs: Handles video generation using FFmpeg wrapper library and incorporates user-specified parameters.</text:span></text:p>
              </text:list-item>
              <text:list-item>
                <text:p text:style-name="P38"><text:span text:style-name="T1">Utils.cs: Contains helper functions for file management, error handling, etc.</text:span></text:p>
              </text:list-item>
            </text:list>
            <text:p text:style-name="P6">This is a high-level breakdown. Each work package can be further divided into smaller tasks for easier development and testing.</text:p>
            <text:p text:style-name="P4"/>
          </table:table-cell>
        </table:table-row>
        <table:table-row table:style-name="PromptTabelle.2">
          <table:table-cell table:style-name="PromptTabelle.A3" office:value-type="string">
            <text:h text:style-name="P2" text:outline-level="2">You have created the Project as described. As 3rd Party Liberies you used following libaries: </text:h>
            <text:h text:style-name="P2" text:outline-level="2">1. SharpCV </text:h>
            <text:h text:style-name="P2" text:outline-level="2">2. Emgu.CV </text:h>
            <text:h text:style-name="P2" text:outline-level="2"><text:soft-page-break/>3. NReco.VideoConverter </text:h>
            <text:h text:style-name="P2" text:outline-level="2"/>
            <text:h text:style-name="P2" text:outline-level="2">Your next part as Solution Architect will be to break down the Work Package 1 "Command Line Parsing" into smaller tasks for implementation. Enumerate the Task and give a describtion of the work to be done. If new liberaries have to be added then name them. If new folders/files/classes/interfaces have to be added name them. If coding is provided do it without pseudo code or place holders. Please give a reasoning for decisions you take. As a Solution Architect you feel obligated to follow best practices in Software Design and modern princeples of Software Engineering</text:h>
            <text:p text:style-name="P41"/>
          </table:table-cell>
          <table:table-cell table:style-name="PromptTabelle.B3" office:value-type="string">
            <text:p text:style-name="P3"><text:bookmark text:name="docs-internal-guid-44939280-7fff-5e5b-5054-49b72174df5a"/></text:p>
            <text:p text:style-name="P6">Work Package 1: Command Line Parsing - Breakdown</text:p>
            <text:p text:style-name="P6">This work package focuses on parsing user-provided arguments when running the application. We'll leverage the built-in C# libraries for parsing and follow best practices <text:soft-page-break/>for robust argument handling.</text:p>
            <text:p text:style-name="P6">Tasks:</text:p>
            <text:list text:style-name="L18">
              <text:list-item>
                <text:p text:style-name="P19">Define Command-Line Arguments:</text:p>
              </text:list-item>
            </text:list>
            <text:list text:style-name="L19">
              <text:list-item>
                <text:p text:style-name="P20">Create a static class named CommandLineArguments with public properties for each expected argument:</text:p>
              </text:list-item>
            </text:list>
            <text:list text:style-name="L20">
              <text:list-item>
                <text:p text:style-name="P21">string SourceDirectory - Path to the directory containing source images.</text:p>
              </text:list-item>
              <text:list-item>
                <text:p text:style-name="P21">string TargetDirectoryResize - Path to the directory for storing resized images. (Optional)</text:p>
              </text:list-item>
              <text:list-item>
                <text:p text:style-name="P21">string TargetDirectoryAlignment - Path to the directory for storing aligned images. (Optional)</text:p>
              </text:list-item>
              <text:list-item>
                <text:p text:style-name="P21">string ReferenceImagePath - Path to the reference image for alignment. (Optional)</text:p>
              </text:list-item>
              <text:list-item>
                <text:p text:style-name="P21">int ResizeWidth - Target width for image resizing. (Optional)</text:p>
              </text:list-item>
              <text:list-item>
                <text:p text:style-name="P21">int ResizeHeight - Target height for image resizing. (Optional)</text:p>
              </text:list-item>
              <text:list-item>
                <text:p text:style-name="P21">bool Overlay - Flag indicating whether to use overlay during image alignment. (Optional)</text:p>
              </text:list-item>
              <text:list-item>
                <text:p text:style-name="P21">int Duration - Duration (in milliseconds) for each morph transition. (Optional)</text:p>
              </text:list-item>
              <text:list-item>
                <text:p text:style-name="P21">int Pause - Duration (in milliseconds) to pause on the final image of a morph sequence. (Optional)</text:p>
              </text:list-item>
              <text:list-item>
                <text:p text:style-name="P21"><text:soft-page-break/>int Fps - Frames per second for the final video. (Optional)</text:p>
              </text:list-item>
              <text:list-item>
                <text:p text:style-name="P21">string OutputFileName - Name for the generated time-lapse video file.</text:p>
              </text:list-item>
            </text:list>
            <text:list text:style-name="L21">
              <text:list-item>
                <text:p text:style-name="P22">Parse Command-Line Arguments:</text:p>
              </text:list-item>
            </text:list>
            <text:list text:style-name="L22">
              <text:list-item>
                <text:p text:style-name="P23">In the Program.cs class, implement the Main method with the following steps:</text:p>
              </text:list-item>
            </text:list>
            <text:list text:style-name="L23">
              <text:list-item>
                <text:p text:style-name="P24">Use the Environment.GetCommandLineArgs method to retrieve arguments passed when running the application.</text:p>
              </text:list-item>
              <text:list-item>
                <text:p text:style-name="P24">Utilize the CommandLineParser class (built-in) to parse arguments:</text:p>
              </text:list-item>
            </text:list>
            <text:list text:style-name="L24">
              <text:list-item>
                <text:p text:style-name="P25">Define options for each expected argument (source directory, target directories, reference image, resize dimensions, overlay flag, morph and video parameters).</text:p>
              </text:list-item>
              <text:list-item>
                <text:p text:style-name="P25">Set default values for optional arguments (e.g., resize dimensions, overlay flag, morph and video parameters).</text:p>
              </text:list-item>
              <text:list-item>
                <text:p text:style-name="P25">Parse arguments and handle potential errors (e.g., missing required arguments, invalid formats).</text:p>
              </text:list-item>
            </text:list>
            <text:list text:style-name="L25">
              <text:list-item>
                <text:p text:style-name="P26">Assign parsed argument values to the corresponding properties in the <text:soft-page-break/>CommandLineArguments class.</text:p>
              </text:list-item>
            </text:list>
            <text:list text:style-name="L26">
              <text:list-item>
                <text:p text:style-name="P27">Validate Arguments:</text:p>
              </text:list-item>
            </text:list>
            <text:list text:style-name="L27">
              <text:list-item>
                <text:p text:style-name="P28">Implement validation logic after parsing to ensure data integrity:</text:p>
              </text:list-item>
            </text:list>
            <text:list text:style-name="L28">
              <text:list-item>
                <text:p text:style-name="P29">Verify source directory exists and contains images.</text:p>
              </text:list-item>
              <text:list-item>
                <text:p text:style-name="P29">Validate target directory paths for proper access.</text:p>
              </text:list-item>
              <text:list-item>
                <text:p text:style-name="P29">Check reference image path for existence if provided.</text:p>
              </text:list-item>
              <text:list-item>
                <text:p text:style-name="P29">Ensure resize dimensions are positive integers if specified.</text:p>
              </text:list-item>
              <text:list-item>
                <text:p text:style-name="P29">Validate morph and video parameters for reasonable values (e.g., positive duration and pause, valid FPS).</text:p>
              </text:list-item>
            </text:list>
            <text:list text:style-name="L29">
              <text:list-item>
                <text:p text:style-name="P30">Provide clear error messages to the user if any validation fails, suggesting corrective actions.</text:p>
              </text:list-item>
            </text:list>
            <text:p text:style-name="P6">Reasoning:</text:p>
            <text:list text:style-name="L30">
              <text:list-item>
                <text:p text:style-name="P31">Using a dedicated CommandLineArguments class improves code organization and readability.</text:p>
              </text:list-item>
              <text:list-item>
                <text:p text:style-name="P31">Built-in Environment and CommandLineParser classes promote code maintainability and avoid external dependencies.</text:p>
              </text:list-item>
              <text:list-item>
                <text:p text:style-name="P31">Setting default values for optional arguments provides flexibility and user-friendliness.</text:p>
              </text:list-item>
              <text:list-item>
                <text:p text:style-name="P31">Implementing thorough argument validation ensures robustness and prevents unexpected program behavior.</text:p>
              </text:list-item>
            </text:list>
            <text:p text:style-name="P6">Additional Notes:</text:p>
            <text:list text:style-name="L31">
              <text:list-item>
                <text:p text:style-name="P32"><text:soft-page-break/>No new libraries required for this work package.</text:p>
              </text:list-item>
              <text:list-item>
                <text:p text:style-name="P32">No new folders or interfaces needed.</text:p>
              </text:list-item>
              <text:list-item>
                <text:p text:style-name="P32">Code examples are intentionally omitted as they involve standard C# functionalities for parsing and validation.</text:p>
              </text:list-item>
            </text:list>
            <text:p text:style-name="P6">By following these steps and best practices, we can create a robust and user-friendly command-line parsing mechanism for our time-lapse video creation tool.</text:p>
            <text:p text:style-name="P3"/>
          </table:table-cell>
        </table:table-row>
        <table:table-row>
          <table:table-cell table:style-name="PromptTabelle.A4" office:value-type="string">
            <text:h text:style-name="P2" text:outline-level="2"/>
          </table:table-cell>
          <table:table-cell table:style-name="PromptTabelle.B4">
            <text:p text:style-name="P3"/>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de" number:country="DE">
      <number:number number:min-integer-digits="1"/>
    </number:number-style>
    <number:text-style style:name="N20100" number:language="de" number:country="DE">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9T20:28:45.305000000</meta:creation-date>
    <dc:date>2024-03-29T20:42:35.520000000</dc:date>
    <meta:editing-duration>PT13M50S</meta:editing-duration>
    <meta:editing-cycles>2</meta:editing-cycles>
    <meta:generator>LibreOffice/7.6.6.3$Windows_X86_64 LibreOffice_project/d97b2716a9a4a2ce1391dee1765565ea469b0ae7</meta:generator>
    <meta:document-statistic meta:table-count="1" meta:image-count="0" meta:object-count="0" meta:page-count="7" meta:paragraph-count="88" meta:word-count="1122" meta:character-count="7631" meta:non-whitespace-character-count="6661"/>
  </office:meta>
</office:document-meta>
</file>